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me (optional):</text:p>
      <text:p text:style-name="Standard"/>
      <text:p text:style-name="Standard"/>
      <text:p text:style-name="Standard">How many classes are you taking this summer?</text:p>
      <text:p text:style-name="Standard"/>
      <text:p text:style-name="Standard"/>
      <text:p text:style-name="Standard">Do you have any prior experience with C++? Where?</text:p>
      <text:p text:style-name="Standard"/>
      <text:p text:style-name="Standard"/>
      <text:p text:style-name="Standard">Have you taken CS101 within the past year?</text:p>
      <text:p text:style-name="Standard"/>
      <text:p text:style-name="Standard"/>
      <text:p text:style-name="Standard">What programming languages have you been introduced to?</text:p>
      <text:p text:style-name="Standard"/>
      <text:p text:style-name="Standard"/>
      <text:p text:style-name="Standard">What Operating System do you use primarily?</text:p>
      <text:p text:style-name="Standard"/>
      <text:p text:style-name="Standard"/>
      <text:p text:style-name="Standard">What are you hoping to learn in this class, and/or in the Computer Science program at UMKC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lease mark any of the following computer-related fields that you are interested in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draw:rect text:anchor-type="paragraph" draw:z-index="0" draw:style-name="gr1" draw:text-style-name="P2" svg:width="0.1913in" svg:height="0.1913in" svg:x="0.0217in" svg:y="0.0016in"><text:p/></draw:rect><text:tab/>Software Development</text:p>
          </table:table-cell>
          <table:table-cell table:style-name="Table1.A1" office:value-type="string">
            <text:p text:style-name="Standard"><draw:rect text:anchor-type="paragraph" draw:z-index="5" draw:style-name="gr1" draw:text-style-name="P2" svg:width="0.1913in" svg:height="0.1913in" svg:x="0.0217in" svg:y="0.0016in"><text:p/></draw:rect><text:tab/>Game Development</text:p>
          </table:table-cell>
          <table:table-cell table:style-name="Table1.A1" office:value-type="string">
            <text:p text:style-name="Standard"><draw:rect text:anchor-type="paragraph" draw:z-index="3" draw:style-name="gr1" draw:text-style-name="P2" svg:width="0.1913in" svg:height="0.1913in" svg:x="0.0217in" svg:y="0.0016in"><text:p/></draw:rect><text:tab/>Web Development</text:p>
          </table:table-cell>
        </table:table-row>
        <table:table-row>
          <table:table-cell table:style-name="Table1.A1" office:value-type="string">
            <text:p text:style-name="Standard"><draw:rect text:anchor-type="paragraph" draw:z-index="1" draw:style-name="gr1" draw:text-style-name="P2" svg:width="0.1913in" svg:height="0.1913in" svg:x="0.0217in" svg:y="0.0016in"><text:p/></draw:rect><text:tab/>Robotics</text:p>
          </table:table-cell>
          <table:table-cell table:style-name="Table1.A1" office:value-type="string">
            <text:p text:style-name="Standard"><draw:rect text:anchor-type="paragraph" draw:z-index="2" draw:style-name="gr1" draw:text-style-name="P2" svg:width="0.1913in" svg:height="0.1913in" svg:x="0.0217in" svg:y="0.0016in"><text:p/></draw:rect><text:tab/>Electronics</text:p>
          </table:table-cell>
          <table:table-cell table:style-name="Table1.A1" office:value-type="string">
            <text:p text:style-name="Standard"><draw:rect text:anchor-type="paragraph" draw:z-index="4" draw:style-name="gr1" draw:text-style-name="P2" svg:width="0.1913in" svg:height="0.1913in" svg:x="0.0217in" svg:y="0.0016in"><text:p/></draw:rect><text:tab/>Information Security</text:p>
          </table:table-cell>
        </table:table-row>
        <table:table-row>
          <table:table-cell table:style-name="Table1.A1" office:value-type="string">
            <text:p text:style-name="Standard"><draw:rect text:anchor-type="paragraph" draw:z-index="6" draw:style-name="gr1" draw:text-style-name="P2" svg:width="0.1913in" svg:height="0.1913in" svg:x="0.0217in" svg:y="0.0016in"><text:p/></draw:rect><text:tab/>Other (Please specify):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>Thank you taking the time to fill out this survey!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7T12:21:58</meta:creation-date>
    <dc:date>2013-05-17T12:40:18</dc:date>
    <meta:editing-duration>PT5M34S</meta:editing-duration>
    <meta:editing-cycles>18</meta:editing-cycles>
    <meta:generator>LibreOffice/3.5$Linux_X86_64 LibreOffice_project/350m1$Build-2</meta:generator>
    <meta:document-statistic meta:table-count="1" meta:image-count="0" meta:object-count="0" meta:page-count="1" meta:paragraph-count="16" meta:word-count="95" meta:character-count="594" meta:non-whitespace-character-count="508"/>
  </office:meta>
</office:document-meta>
</file>